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258ba3"/>
    </style:style>
    <style:style style:name="P2" style:family="paragraph" style:parent-style-name="Standard">
      <style:text-properties officeooo:rsid="00316266" officeooo:paragraph-rsid="00316266"/>
    </style:style>
    <style:style style:name="P3" style:family="paragraph" style:parent-style-name="Standard">
      <style:text-properties officeooo:rsid="003f325a" officeooo:paragraph-rsid="003f325a"/>
    </style:style>
    <style:style style:name="P4" style:family="paragraph" style:parent-style-name="Standard">
      <style:text-properties officeooo:rsid="00412963" officeooo:paragraph-rsid="00412963"/>
    </style:style>
    <style:style style:name="T1" style:family="text">
      <style:text-properties officeooo:rsid="00258ba3"/>
    </style:style>
    <style:style style:name="T2" style:family="text">
      <style:text-properties officeooo:rsid="0042c7f9"/>
    </style:style>
    <style:style style:name="T3" style:family="text">
      <style:text-properties officeooo:rsid="004494ae"/>
    </style:style>
    <style:style style:name="T4" style:family="text">
      <style:text-properties officeooo:rsid="0026f41a"/>
    </style:style>
    <style:style style:name="T5" style:family="text">
      <style:text-properties officeooo:rsid="0045ec0a"/>
    </style:style>
    <style:style style:name="T6" style:family="text">
      <style:text-properties officeooo:rsid="00297819"/>
    </style:style>
    <style:style style:name="T7" style:family="text">
      <style:text-properties officeooo:rsid="002a714f"/>
    </style:style>
    <style:style style:name="T8" style:family="text">
      <style:text-properties officeooo:rsid="002e9ba4"/>
    </style:style>
    <style:style style:name="T9" style:family="text">
      <style:text-properties officeooo:rsid="002b397c"/>
    </style:style>
    <style:style style:name="T10" style:family="text">
      <style:text-properties officeooo:rsid="002a9add"/>
    </style:style>
    <style:style style:name="T11" style:family="text">
      <style:text-properties officeooo:rsid="002f8b58"/>
    </style:style>
    <style:style style:name="T12" style:family="text">
      <style:text-properties officeooo:rsid="00322a44"/>
    </style:style>
    <style:style style:name="T13" style:family="text">
      <style:text-properties officeooo:rsid="0036d0e1"/>
    </style:style>
    <style:style style:name="T14" style:family="text">
      <style:text-properties officeooo:rsid="0033f450"/>
    </style:style>
    <style:style style:name="T15" style:family="text">
      <style:text-properties officeooo:rsid="00350824"/>
    </style:style>
    <style:style style:name="T16" style:family="text">
      <style:text-properties officeooo:rsid="003857ad"/>
    </style:style>
    <style:style style:name="T17" style:family="text">
      <style:text-properties officeooo:rsid="0038dcaf"/>
    </style:style>
    <style:style style:name="T18" style:family="text">
      <style:text-properties officeooo:rsid="003aa629"/>
    </style:style>
    <style:style style:name="T19" style:family="text">
      <style:text-properties officeooo:rsid="003b7da0"/>
    </style:style>
    <style:style style:name="T20" style:family="text">
      <style:text-properties officeooo:rsid="003d25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ex Shah</text:p>
      <text:p text:style-name="Standard">EN.695.741.81.SP25 Information Assurance Analysis</text:p>
      <text:p text:style-name="Standard">Mod 4 Assignment</text:p>
      <text:p text:style-name="Standard">February 18, 2025</text:p>
      <text:p text:style-name="Standard"/>
      <text:p text:style-name="Standard">1.</text:p>
      <text:p text:style-name="Standard">For each of the 5 ranges; Connectivity, Link Protocol, Transport,<text:line-break/>Session/Communication, and Data Aggregation/Processing, select one (1)<text:line-break/>protocol from each which you are unfamiliar with and do the following:<text:line-break/>Research the protocol and tell me a bit about it, things like: what frequency band<text:line-break/>does it operate at, what transmission rates are supported, what distance is it<text:line-break/>suitable for, what devices might it support, and more. Go into a fair bit of detail,<text:line-break/>more than what pops up on the first Google search. There should be a total of 5<text:line-break/>protocols discussed. 3-4 paragraphs for each protocol is good.</text:p>
      <text:p text:style-name="Standard"/>
      <text:p text:style-name="Standard">Connectivity: OBD2</text:p>
      <text:p text:style-name="Standard"/>
      <text:p text:style-name="Standard">An OBD2 connection uses a 16 pin connector most often in automotive applications to read vehicle diagnostics and interact with the onboard computer. Commonly the connector uses the CAN protocol (ISO 15765-4) though there are other ISO and SAE standards used with different pin layouts. The CAN protocol has a baud rate of 250k or 500k to communicate over 2 CAN pins at a peak of 1 Mbps. The protocol is used in emissions testing and engine tuning, and for reading error codes in diagnostics. </text:p>
      <text:p text:style-name="Standard"/>
      <text:p text:style-name="Standard">OBD2 is usually a wired connection though an adapter like an OBD2 reader can use Bluetooth or Wifi to send data wirelessly over 2.4 Ghz to a device like a phone with an app to read codes and data in real time, or dedicated wired/wireless receivers. This makes OBD2 a short range communication connector, typically within a few feet of the vehicle. </text:p>
      <text:p text:style-name="Standard"/>
      <text:p text:style-name="P1">There may be security concerns with an unsecured wireless OBD2 reader attached to a vehicle, allowing private vehicle data to be captured which can be used in a replay attack, or the connection could be used to inject commands to the onboard computer.</text:p>
      <text:p text:style-name="P1"/>
      <text:p text:style-name="P1"><text:span text:style-name="T1">Link Protocol: Zigbee</text:span></text:p>
      <text:p text:style-name="P1"/>
      <text:p text:style-name="P1"><text:span text:style-name="T1">Zigbee operates as a wireless standard, IEEE 802.15.4 to create a </text:span><text:span text:style-name="T2">PAN (personal area network) </text:span><text:span text:style-name="T3">as a </text:span><text:span text:style-name="T1">mesh network where nodes </text:span><text:span text:style-name="T4">are deployed to </text:span><text:span text:style-name="T1">pass messages and extend the </text:span><text:span text:style-name="T5">reach of the</text:span><text:span text:style-name="T1"> network. </text:span><text:span text:style-name="T6">End devices are usually low powered </text:span><text:span text:style-name="T7">like IoT devices that communicate over </text:span><text:span text:style-name="T8">ISM (Industrial, Scientific, Medicine) frequencies like </text:span><text:span text:style-name="T7">2.4 Ghz for 250 Kbps </text:span><text:span text:style-name="T9">data rate </text:span><text:span text:style-name="T7">or some sub Ghz bands depending on the location, such as 915 Mhz </text:span><text:span text:style-name="T10">for 40 Kbps in the US. </text:span><text:span text:style-name="T11">Some of the channels available to Zigbee do not line up with common Wifi 2.4 Ghz channels, ensuring that there are some bands with less interference for Zigbee to conduct its low power transmissions. </text:span></text:p>
      <text:p text:style-name="P1"/>
      <text:p text:style-name="P2">The low power &lt;100 mW transmissions travel similar to Wifi distances, up to 100 feet, though some clear line of sight transmission could <text:span text:style-name="T12">cover more distance. </text:span><text:span text:style-name="T13">End devices </text:span><text:span text:style-name="T14">can hop nodes to reach their destination in the mesh net</text:span><text:span text:style-name="T15">work </text:span><text:span text:style-name="T13">to cover any distance the mesh can reach</text:span><text:span text:style-name="T15">. </text:span><text:span text:style-name="T13">For example lights </text:span><text:span text:style-name="T16">systems, industrial sensors, or roaming trackers can report status or data to the network. </text:span><text:span text:style-name="T17">These transmissions can be secured with AES-128 encryption </text:span><text:span text:style-name="T18">to prevent unauthorized reads when the data hops from node to node. </text:span><text:span text:style-name="T19">Using Zigbee securely requires a well implemented key management </text:span><text:span text:style-name="T20">system </text:span><text:span text:style-name="T19">as well as security patching on the end devices and nodes. </text:span></text:p>
      <text:p text:style-name="P2"><text:soft-page-break/></text:p>
      <text:p text:style-name="P3">Transport: 6LoWPAN</text:p>
      <text:p text:style-name="P3"/>
      <text:p text:style-name="P4">IPv6 over Low Power Wireless Personal Area Network is another wireless protocol that uses IPv6 packets over a low power wireless network to create a PAN (personal area network) similar to the mesh in Zigbee. </text:p>
      <text:p text:style-name="P1"/>
      <text:p text:style-name="P1"/>
      <text:p text:style-name="P1"/>
      <text:p text:style-name="P1"><text:line-break/></text:p>
      <text:p text:style-name="Standard">2.</text:p>
      <text:p text:style-name="Standard">Now that you’re familiar with some of the new IoT-specific protocols, let’s look<text:line-break/>at them from a security perspective. From the same diagram, choose one (1)<text:line-break/>familiar and one (1) unfamiliar protocol. Detail any ”cyber” attack that is<text:line-break/>currently known against each of the protocols. Once complete, compare and<text:line-break/>contrast how attacks against IoT protocols are similar to, or different from,<text:line-break/>enterprise/legacy IT and OT/ICS network protocols. This should be 3-4<text:line-break/>paragraphs for each protocol.</text:p>
      <text:p text:style-name="Standard"/>
      <text:p text:style-name="Standard">3.</text:p>
      <text:p text:style-name="Standard"/>
      <text:p text:style-name="Standard">DO node red first flow</text:p>
      <text:p text:style-name="Standard"/>
      <text:p text:style-name="Standard">4.</text:p>
      <text:p text:style-name="Standard">Describe how<text:line-break/>you would use NODE-Red in an IoT application. You are free to hook it<text:line-break/>to ANY device you want to accomplish any task you want. Describe how<text:line-break/>you connected NODE-Red to your sensor using API’s and talk about which<text:line-break/>NODE-Red components you would use to accomplish it. Explain what you<text:line-break/>are trying to solve or accomplish with your IoT application.</text:p>
      <text:p text:style-name="Standard"/>
      <text:p text:style-name="Standard"/>
      <text:p text:style-name="Standard">Sources</text:p>
      <text:p text:style-name="Standard"/>
      <text:p text:style-name="Standard">CAN protocols</text:p>
      <text:p text:style-name="Standard"><text:a xlink:type="simple" xlink:href="https://cdn.standards.iteh.ai/samples/67245/caab5ce7ee9b41f8a2f59d60c812c0f7/ISO-15765-4-2016.pdf" text:style-name="Internet_20_link" text:visited-style-name="Visited_20_Internet_20_Link">https://cdn.standards.iteh.ai/samples/67245/caab5ce7ee9b41f8a2f59d60c812c0f7/ISO-15765-4-2016.pdf</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18T16:57:39.389497000</meta:creation-date>
    <dc:date>2025-02-19T15:59:05.605338000</dc:date>
    <meta:editing-duration>PT3H21M33S</meta:editing-duration>
    <meta:editing-cycles>41</meta:editing-cycles>
    <meta:generator>LibreOffice/25.2.0.3$MacOSX_AARCH64 LibreOffice_project/e1cf4a87eb02d755bce1a01209907ea5ddc8f069</meta:generator>
    <meta:document-statistic meta:table-count="0" meta:image-count="0" meta:object-count="0" meta:page-count="2" meta:paragraph-count="25" meta:word-count="709" meta:character-count="4309" meta:non-whitespace-character-count="3618"/>
  </office:meta>
</office:document-meta>
</file>